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, monospace"/>
    <style:font-face style:name="adelle" svg:font-family="adelle, Georgia, 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f85b9" officeooo:paragraph-rsid="000f85b9"/>
    </style:style>
    <style:style style:name="P2" style:family="paragraph" style:parent-style-name="Standard">
      <style:text-properties officeooo:rsid="001192db" officeooo:paragraph-rsid="001192db"/>
    </style:style>
    <style:style style:name="P3" style:family="paragraph" style:parent-style-name="Standard">
      <style:text-properties officeooo:rsid="000f85b9" officeooo:paragraph-rsid="000f85b9"/>
    </style:style>
    <style:style style:name="P4" style:family="paragraph" style:parent-style-name="Standard">
      <style:text-properties officeooo:rsid="0015efff" officeooo:paragraph-rsid="0015efff"/>
    </style:style>
    <style:style style:name="T1" style:family="text">
      <style:text-properties officeooo:rsid="001079fb"/>
    </style:style>
    <style:style style:name="T2" style:family="text">
      <style:text-properties officeooo:rsid="0011d61f"/>
    </style:style>
    <style:style style:name="T3" style:family="text">
      <style:text-properties officeooo:rsid="00128aa6"/>
    </style:style>
    <style:style style:name="T4" style:family="text">
      <style:text-properties officeooo:rsid="00138f78"/>
    </style:style>
    <style:style style:name="T5" style:family="text">
      <style:text-properties officeooo:rsid="00148082"/>
    </style:style>
    <style:style style:name="T6" style:family="text">
      <style:text-properties officeooo:rsid="0014f9a2"/>
    </style:style>
    <style:style style:name="T7" style:family="text">
      <style:text-properties fo:font-variant="normal" fo:text-transform="none" fo:color="#4e443c" style:font-name="adelle" fo:font-size="10.5pt" fo:letter-spacing="normal" fo:font-style="normal" fo:font-weight="normal"/>
    </style:style>
    <style:style style:name="T8" style:family="text">
      <style:text-properties fo:font-variant="normal" fo:text-transform="none" fo:color="#f14e32" style:font-name="Courier" fo:font-size="10.5pt" fo:letter-spacing="normal" fo:font-style="normal" fo:font-weight="normal" fo:background-color="#ffffff" loext:char-shading-value="0" loext:padding-left="0.132cm" loext:padding-right="0.132cm" loext:padding-top="0.049cm" loext:padding-bottom="0.049cm" loext:border="0.06pt solid #efeee6"/>
    </style:style>
    <style:style style:name="T9" style:family="text">
      <style:text-properties officeooo:rsid="0015e6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vert-creates a new commit<text:span text:style-name="T1">(prev is gone)</text:span></text:p>
      <text:p text:style-name="P1">Reset-hard-&gt; all untrack files r deleted nd ptr goes to ur new commit</text:p>
      <text:p text:style-name="P1">Reset-soft-&gt;all r green (staging area) no need to do git add . etc</text:p>
      <text:p text:style-name="P1">Reset-mix-&gt;all r in unstage area v hv to commit all files</text:p>
      <text:p text:style-name="P1"><text:line-break/><text:span text:style-name="T9">git rm-&gt;</text:span><text:span text:style-name="T7">Remove files from the index, or from the working tree and the index</text:span></text:p>
      <text:p text:style-name="P4"><text:span text:style-name="T7">eg: <text:s/>git rm <text:s/>'Untitled 2.odt'</text:span></text:p>
      <text:p text:style-name="P1">git append-&gt; to edit commit msg</text:p>
      <text:p text:style-name="P1">git append –noedit-&gt;</text:p>
      <text:p text:style-name="P1">git checkout –filename-&gt;undo changes on file</text:p>
      <text:p text:style-name="P1">git log-&gt;complete history</text:p>
      <text:p text:style-name="P1">git log one line-&gt; to show hascode of commit </text:p>
      <text:p text:style-name="P2">git fork-&gt;to mke remote repo from public repo nd den push on ur re<text:span text:style-name="T3">p</text:span>o ,if updat<text:span text:style-name="T4">ions </text:span>on public den i c<text:span text:style-name="T5">a</text:span>n make git pull <text:span text:style-name="T6">on my repo now instead of doing gitclone &amp; ahnging origin </text:span></text:p>
      <text:p text:style-name="P2">git merge-<text:span text:style-name="T2">&gt;</text:span></text:p>
      <text:p text:style-name="P2">upstream-&gt;public repo frm where i ll gv pull req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, monospace"/>
    <style:font-face style:name="adelle" svg:font-family="adelle, Georgia, 'Times New Roman', 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1T10:30:42.493131596</meta:creation-date>
    <dc:date>2017-03-31T14:58:01.800535476</dc:date>
    <meta:editing-duration>PT30M21S</meta:editing-duration>
    <meta:editing-cycles>12</meta:editing-cycles>
    <meta:generator>LibreOffice/5.1.6.2$Linux_X86_64 LibreOffice_project/10m0$Build-2</meta:generator>
    <meta:document-statistic meta:table-count="0" meta:image-count="0" meta:object-count="0" meta:page-count="1" meta:paragraph-count="14" meta:word-count="135" meta:character-count="738" meta:non-whitespace-character-count="611"/>
  </office:meta>
</office:document-meta>
</file>